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4b3" officeooo:paragraph-rsid="000a14b3"/>
    </style:style>
    <style:style style:name="P2" style:family="paragraph" style:parent-style-name="Standard">
      <style:text-properties officeooo:rsid="000ba675" officeooo:paragraph-rsid="000ba675"/>
    </style:style>
    <style:style style:name="P3" style:family="paragraph" style:parent-style-name="Standard">
      <style:text-properties fo:font-weight="bold" officeooo:rsid="000ba675" officeooo:paragraph-rsid="000ba675" style:font-weight-asian="bold" style:font-weight-complex="bold"/>
    </style:style>
    <style:style style:name="P4" style:family="paragraph" style:parent-style-name="Standard">
      <style:text-properties fo:font-weight="bold" officeooo:rsid="000a14b3" officeooo:paragraph-rsid="000a14b3" style:font-weight-asian="bold" style:font-weight-complex="bold"/>
    </style:style>
    <style:style style:name="P5" style:family="paragraph" style:parent-style-name="Standard">
      <style:text-properties fo:color="#0066b3" fo:font-style="italic" fo:font-weight="bold" officeooo:rsid="000ba675" officeooo:paragraph-rsid="000ba675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0066b3" fo:font-style="italic" fo:font-weight="bold" officeooo:rsid="000a14b3" officeooo:paragraph-rsid="000a14b3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stion 1</text:p>
      <text:p text:style-name="P1"/>
      <text:p text:style-name="P6">Source code:</text:p>
      <text:p text:style-name="P1"/>
      <text:p text:style-name="P1">#include &lt;stdio.h&gt; </text:p>
      <text:p text:style-name="P1"><text:s text:c="2"/></text:p>
      <text:p text:style-name="P1">int main() </text:p>
      <text:p text:style-name="P1">{ </text:p>
      <text:p text:style-name="P1"><text:s text:c="2"/>FILE *fp = fopen("no.txt", "r"); </text:p>
      <text:p text:style-name="P1"><text:s text:c="2"/>int ch = getc(fp); </text:p>
      <text:p text:style-name="P1"><text:s text:c="2"/>while (ch != EOF) <text:s/></text:p>
      <text:p text:style-name="P1"><text:s text:c="2"/>{ </text:p>
      <text:p text:style-name="P1"><text:s text:c="4"/>/* display contents of file on screen */ </text:p>
      <text:p text:style-name="P1"><text:s text:c="4"/>putchar(ch); <text:s/></text:p>
      <text:p text:style-name="P1"><text:s text:c="2"/></text:p>
      <text:p text:style-name="P1"><text:s text:c="4"/>ch = getc(fp); </text:p>
      <text:p text:style-name="P1"><text:s text:c="2"/>} </text:p>
      <text:p text:style-name="P1"><text:s text:c="4"/></text:p>
      <text:p text:style-name="P1"><text:s text:c="2"/>if (feof(fp)) </text:p>
      <text:p text:style-name="P1"><text:s text:c="5"/>printf("End of file.\n"); </text:p>
      <text:p text:style-name="P1"><text:s text:c="2"/>else </text:p>
      <text:p text:style-name="P1"><text:s text:c="5"/>printf("ERROR\n"); </text:p>
      <text:p text:style-name="P1"><text:s text:c="2"/>fclose(fp); </text:p>
      <text:p text:style-name="P1"><text:s text:c="6"/></text:p>
      <text:p text:style-name="P1"><text:s text:c="2"/>getchar(); </text:p>
      <text:p text:style-name="P1"><text:s text:c="2"/>return 0; </text:p>
      <text:p text:style-name="P1">} </text:p>
      <text:p text:style-name="P6"/>
      <text:p text:style-name="P6">Output:</text:p>
      <text:p text:style-name="P1"/>
      <text:p text:style-name="P1">1.ugyen</text:p>
      <text:p text:style-name="P1">2.thinley</text:p>
      <text:p text:style-name="P1">3.pema</text:p>
      <text:p text:style-name="P1">4.zamu</text:p>
      <text:p text:style-name="P1">5.tashi</text:p>
      <text:p text:style-name="P1">6.sonam</text:p>
      <text:p text:style-name="P1">7.yangzom</text:p>
      <text:p text:style-name="P1">8.lhamo</text:p>
      <text:p text:style-name="P1">9.leo</text:p>
      <text:p text:style-name="P1">10.mak</text:p>
      <text:p text:style-name="P1">11.lilly</text:p>
      <text:p text:style-name="P1">12.zule</text:p>
      <text:p text:style-name="P1">13.yanchen</text:p>
      <text:p text:style-name="P1">14.dorji</text:p>
      <text:p text:style-name="P1">15.karma</text:p>
      <text:p text:style-name="P1">16.tenzin</text:p>
      <text:p text:style-name="P1">17.tshering</text:p>
      <text:p text:style-name="P1">18.yeshi</text:p>
      <text:p text:style-name="P1">19.choden</text:p>
      <text:p text:style-name="P1">20.pem</text:p>
      <text:p text:style-name="P1"/>
      <text:p text:style-name="P1">End of file.</text:p>
      <text:p text:style-name="P1"><text:soft-page-break/></text:p>
      <text:p text:style-name="P4">Question 2</text:p>
      <text:p text:style-name="P6">Source code:</text:p>
      <text:p text:style-name="P1">#include &lt;stdio.h&gt; </text:p>
      <text:p text:style-name="P1">int main( )</text:p>
      <text:p text:style-name="P1">{</text:p>
      <text:p text:style-name="P1">FILE *fp ;</text:p>
      <text:p text:style-name="P1">char path[100];</text:p>
      <text:p text:style-name="P1">char ch;</text:p>
      <text:p text:style-name="P1">printf("Enter the file path: ");</text:p>
      <text:p text:style-name="P1">scanf("%s",path);</text:p>
      <text:p text:style-name="P1">fp = fopen ( path, "r" ) ;</text:p>
      <text:p text:style-name="P1"/>
      <text:p text:style-name="P1">while ( 1 ){</text:p>
      <text:p text:style-name="P1"><text:tab/>ch = fgetc ( fp ) ; </text:p>
      <text:p text:style-name="P1"><text:tab/>if ( ch == EOF )</text:p>
      <text:p text:style-name="P1"><text:tab/><text:tab/>break ;</text:p>
      <text:p text:style-name="P1"><text:tab/>printf ( "%c", ch ) ;</text:p>
      <text:p text:style-name="P1">}</text:p>
      <text:p text:style-name="P1">printf ( "\n" ) ;</text:p>
      <text:p text:style-name="P1">fclose ( fp ) ; </text:p>
      <text:p text:style-name="P1">}</text:p>
      <text:p text:style-name="P1"/>
      <text:p text:style-name="P6">Output:</text:p>
      <text:p text:style-name="P1"/>
      <text:p text:style-name="P1">Enter the file path: /home/user/Desktop/Ugyen_Lhamo/C/lab-11/empty.txt</text:p>
      <text:p text:style-name="P1">my name is ugyen lhamo</text:p>
      <text:p text:style-name="P1">I am from zgang </text:p>
      <text:p text:style-name="P1">currently I am in gyalpozhing college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Question 3</text:p>
      <text:p text:style-name="P6">Source code:</text:p>
      <text:p text:style-name="P1"/>
      <text:p text:style-name="P1">#include &lt;stdio.h&gt;</text:p>
      <text:p text:style-name="P1">#include &lt;stdlib.h&gt;</text:p>
      <text:p text:style-name="P1"/>
      <text:p text:style-name="P1">int main()</text:p>
      <text:p text:style-name="P1">{</text:p>
      <text:p text:style-name="P1"><text:s text:c="4"/>FILE * file;</text:p>
      <text:p text:style-name="P1"><text:s text:c="4"/>char path[100];</text:p>
      <text:p text:style-name="P1"/>
      <text:p text:style-name="P1"><text:s text:c="4"/>char ch;</text:p>
      <text:p text:style-name="P1"><text:s text:c="4"/>int characters, words, lines;</text:p>
      <text:p text:style-name="P1"/>
      <text:p text:style-name="P1"/>
      <text:p text:style-name="P1"><text:s text:c="4"/>/* Input path of files to merge to third file */</text:p>
      <text:p text:style-name="P1"><text:s text:c="4"/>printf("Enter source file path: ");// /home/user/Desktop/Ugyen_Lhamo/C/lab-11/no.txt</text:p>
      <text:p text:style-name="P1"><text:s text:c="4"/>scanf("%s", path);</text:p>
      <text:p text:style-name="P1"/>
      <text:p text:style-name="P1"><text:s text:c="4"/>/* Open source files in 'r' mode */</text:p>
      <text:p text:style-name="P1"><text:s text:c="4"/>file = fopen(path, "r");</text:p>
      <text:p text:style-name="P1"/>
      <text:p text:style-name="P1"/>
      <text:p text:style-name="P1"><text:s text:c="4"/>/* Check if file opened successfully */</text:p>
      <text:p text:style-name="P1"><text:s text:c="4"/>if (file == NULL)</text:p>
      <text:p text:style-name="P1"><text:s text:c="4"/>{</text:p>
      <text:p text:style-name="P1"><text:s text:c="8"/>printf("\nUnable to open file.\n");</text:p>
      <text:p text:style-name="P1"><text:s text:c="8"/>printf("Please check if file exists and you have read privilege.\n");</text:p>
      <text:p text:style-name="P1"/>
      <text:p text:style-name="P1"><text:s text:c="8"/>exit(EXIT_FAILURE);</text:p>
      <text:p text:style-name="P1"><text:s text:c="4"/>}</text:p>
      <text:p text:style-name="P1"/>
      <text:p text:style-name="P1"><text:s text:c="4"/>/*</text:p>
      <text:p text:style-name="P1"><text:s text:c="5"/>* Logic to count characters, words and lines.</text:p>
      <text:p text:style-name="P1"><text:s text:c="5"/>*/</text:p>
      <text:p text:style-name="P1"><text:s text:c="4"/>characters = words = lines = 0;</text:p>
      <text:p text:style-name="P1"><text:s text:c="4"/>while ((ch = fgetc(file)) != EOF)</text:p>
      <text:p text:style-name="P1"><text:s text:c="4"/>{</text:p>
      <text:p text:style-name="P1"><text:s text:c="8"/>characters++;</text:p>
      <text:p text:style-name="P1"/>
      <text:p text:style-name="P1"><text:s text:c="8"/>/* Check new line */</text:p>
      <text:p text:style-name="P1"><text:s text:c="8"/>if (ch == '\n' || ch == '\0')</text:p>
      <text:p text:style-name="P1"><text:s text:c="12"/>lines++;</text:p>
      <text:p text:style-name="P1"/>
      <text:p text:style-name="P1"><text:s text:c="8"/>/* Check words */</text:p>
      <text:p text:style-name="P1"><text:s text:c="8"/>if (ch == ' ' || ch == '\t' || ch == '\n' || ch == '\0')</text:p>
      <text:p text:style-name="P1"><text:s text:c="12"/>words++;</text:p>
      <text:p text:style-name="P1"><text:s text:c="4"/>}</text:p>
      <text:p text:style-name="P1"/>
      <text:p text:style-name="P1"><text:s text:c="4"/>/* Increment words and lines for last word */</text:p>
      <text:p text:style-name="P1"><text:soft-page-break/><text:s text:c="4"/>if (characters &gt; 0)</text:p>
      <text:p text:style-name="P1"><text:s text:c="4"/>{</text:p>
      <text:p text:style-name="P1"><text:s text:c="8"/>words++;</text:p>
      <text:p text:style-name="P1"><text:s text:c="8"/>lines++;</text:p>
      <text:p text:style-name="P1"><text:s text:c="4"/>}</text:p>
      <text:p text:style-name="P1"/>
      <text:p text:style-name="P1"><text:s text:c="4"/>/* Print file statistics */</text:p>
      <text:p text:style-name="P1"><text:s text:c="4"/>printf("\n");</text:p>
      <text:p text:style-name="P1"><text:s text:c="4"/>printf("Total characters = %d\n", characters);</text:p>
      <text:p text:style-name="P1"><text:s text:c="4"/>printf("Total words <text:s text:c="5"/>= %d\n", words);</text:p>
      <text:p text:style-name="P1"><text:s text:c="4"/>printf("Total lines <text:s text:c="5"/>= %d\n", lines);</text:p>
      <text:p text:style-name="P1"/>
      <text:p text:style-name="P1"/>
      <text:p text:style-name="P1"><text:s text:c="4"/>/* Close files to release resources */</text:p>
      <text:p text:style-name="P1"><text:s text:c="4"/>fclose(file);</text:p>
      <text:p text:style-name="P1"/>
      <text:p text:style-name="P1"><text:s text:c="4"/>return 0;</text:p>
      <text:p text:style-name="P1">}</text:p>
      <text:p text:style-name="P1"/>
      <text:p text:style-name="P1"/>
      <text:p text:style-name="P6">Output:</text:p>
      <text:p text:style-name="P1"/>
      <text:p text:style-name="P1">Enter source file path: /home/user/Desktop/Ugyen_Lhamo/C/lab-11/no.txt</text:p>
      <text:p text:style-name="P1"/>
      <text:p text:style-name="P1">Total characters = 174</text:p>
      <text:p text:style-name="P1">Total words <text:s text:c="5"/>= 22</text:p>
      <text:p text:style-name="P1">Total lines <text:s text:c="5"/>= 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Question 4</text:p>
      <text:p text:style-name="P2"/>
      <text:p text:style-name="P5">Source code:</text:p>
      <text:p text:style-name="P2"/>
      <text:p text:style-name="P2">// C program to show contents of a file with breaks </text:p>
      <text:p text:style-name="P2">#include &lt;stdio.h&gt; </text:p>
      <text:p text:style-name="P2"/>
      <text:p text:style-name="P2">// This function displays a given file with breaks of </text:p>
      <text:p text:style-name="P2">// given line numbers. </text:p>
      <text:p text:style-name="P2">void show(char *fname, int n) </text:p>
      <text:p text:style-name="P2">{ </text:p>
      <text:p text:style-name="P2"><text:tab/>// Open given file </text:p>
      <text:p text:style-name="P2"><text:tab/>FILE *fp = fopen("empty.txt", "r"); </text:p>
      <text:p text:style-name="P2"><text:tab/>int curr_lines = 0, ch; </text:p>
      <text:p text:style-name="P2"/>
      <text:p text:style-name="P2"><text:tab/>// If not able to open file </text:p>
      <text:p text:style-name="P2"><text:tab/>if (fp == NULL) </text:p>
      <text:p text:style-name="P2"><text:tab/>{ </text:p>
      <text:p text:style-name="P2"><text:tab/><text:tab/>printf("File doesn't exist\n"); </text:p>
      <text:p text:style-name="P2"><text:tab/><text:tab/>return; </text:p>
      <text:p text:style-name="P2"><text:tab/>} </text:p>
      <text:p text:style-name="P2"/>
      <text:p text:style-name="P2"><text:tab/>// Read contents of file </text:p>
      <text:p text:style-name="P2"><text:tab/>while ((ch = fgetc(fp)) != EOF) </text:p>
      <text:p text:style-name="P2"><text:tab/>{ </text:p>
      <text:p text:style-name="P2"><text:tab/><text:tab/>// print current character </text:p>
      <text:p text:style-name="P2"><text:tab/><text:tab/>putchar(ch); </text:p>
      <text:p text:style-name="P2"/>
      <text:p text:style-name="P2"><text:tab/><text:tab/>// If current character is a new line character, </text:p>
      <text:p text:style-name="P2"><text:tab/><text:tab/>// then increment count of current lines </text:p>
      <text:p text:style-name="P2"><text:tab/><text:tab/>if (ch == '\n') </text:p>
      <text:p text:style-name="P2"><text:tab/><text:tab/>{ </text:p>
      <text:p text:style-name="P2"><text:tab/><text:tab/><text:tab/>curr_lines++; </text:p>
      <text:p text:style-name="P2"/>
      <text:p text:style-name="P2"><text:tab/><text:tab/><text:tab/>// If count of current lines reaches limit, then </text:p>
      <text:p text:style-name="P2"><text:tab/><text:tab/><text:tab/>// wait for user to enter a key </text:p>
      <text:p text:style-name="P2"><text:tab/><text:tab/><text:tab/>if (curr_lines == n) </text:p>
      <text:p text:style-name="P2"><text:tab/><text:tab/><text:tab/>{ </text:p>
      <text:p text:style-name="P2"><text:tab/><text:tab/><text:tab/><text:tab/>curr_lines = 0; </text:p>
      <text:p text:style-name="P2"><text:tab/><text:tab/><text:tab/><text:tab/>getchar(); </text:p>
      <text:p text:style-name="P2"><text:tab/><text:tab/><text:tab/>} </text:p>
      <text:p text:style-name="P2"><text:tab/><text:tab/>} </text:p>
      <text:p text:style-name="P2"><text:tab/>} </text:p>
      <text:p text:style-name="P2"/>
      <text:p text:style-name="P2"><text:tab/>fclose(fp); </text:p>
      <text:p text:style-name="P2">} </text:p>
      <text:p text:style-name="P2"/>
      <text:p text:style-name="P2">// Driver program to test above function </text:p>
      <text:p text:style-name="P2">int main() </text:p>
      <text:p text:style-name="P2">{ </text:p>
      <text:p text:style-name="P2"><text:tab/>char fname[] = "empty.txt"; </text:p>
      <text:p text:style-name="P2"><text:soft-page-break/><text:tab/>int n = 4; </text:p>
      <text:p text:style-name="P2"><text:tab/>show(fname, n); </text:p>
      <text:p text:style-name="P2"><text:tab/>return 0; </text:p>
      <text:p text:style-name="P2">} </text:p>
      <text:p text:style-name="P2"/>
      <text:p text:style-name="P5">Output:</text:p>
      <text:p text:style-name="P5"/>
      <text:p text:style-name="P2">my name is ugyen lhamo</text:p>
      <text:p text:style-name="P2">I am from zgang </text:p>
      <text:p text:style-name="P2">currently I am in gyalpozhing college...</text:p>
      <text:p text:style-name="P2">I love my country </text:p>
      <text:p text:style-name="P2"/>
      <text:p text:style-name="P2">Every flower must grow thourgh dust</text:p>
      <text:p text:style-name="P2">feelings without feeling is not an emotion ya</text:p>
      <text:p text:style-name="P2">see ya bye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Question 5</text:p>
      <text:p text:style-name="P2"/>
      <text:p text:style-name="P5">Source code:</text:p>
      <text:p text:style-name="P2"/>
      <text:p text:style-name="P2">#include &lt;stdio.h&gt;</text:p>
      <text:p text:style-name="P2">#include &lt;stdlib.h&gt;</text:p>
      <text:p text:style-name="P2"/>
      <text:p text:style-name="P2">/* Function declaration */</text:p>
      <text:p text:style-name="P2">int compareFile(FILE * fPtr1, FILE * fPtr2, int * line, int * col);</text:p>
      <text:p text:style-name="P2"/>
      <text:p text:style-name="P2"/>
      <text:p text:style-name="P2">int main()</text:p>
      <text:p text:style-name="P2">{</text:p>
      <text:p text:style-name="P2"><text:s text:c="4"/>/* File pointer to hold reference of input file */</text:p>
      <text:p text:style-name="P2"><text:s text:c="4"/>FILE * fPtr1; </text:p>
      <text:p text:style-name="P2"><text:s text:c="4"/>FILE * fPtr2;</text:p>
      <text:p text:style-name="P2"><text:s text:c="4"/>char path1[100];</text:p>
      <text:p text:style-name="P2"><text:s text:c="4"/>char path2[100];</text:p>
      <text:p text:style-name="P2"/>
      <text:p text:style-name="P2"><text:s text:c="4"/>int diff;</text:p>
      <text:p text:style-name="P2"><text:s text:c="4"/>int line, col;</text:p>
      <text:p text:style-name="P2"/>
      <text:p text:style-name="P2"/>
      <text:p text:style-name="P2"><text:s text:c="4"/>/* Input path of files to compare */</text:p>
      <text:p text:style-name="P2"><text:s text:c="4"/>printf("Enter path of first file: ");</text:p>
      <text:p text:style-name="P2"><text:s text:c="4"/>scanf("%s", path1);</text:p>
      <text:p text:style-name="P2"><text:s text:c="4"/>printf("Enter path of second file: ");</text:p>
      <text:p text:style-name="P2"><text:s text:c="4"/>scanf("%s", path2);</text:p>
      <text:p text:style-name="P2"/>
      <text:p text:style-name="P2"/>
      <text:p text:style-name="P2"><text:s text:c="4"/>/* <text:s/>Open all files to compare */</text:p>
      <text:p text:style-name="P2"><text:s text:c="4"/>fPtr1 = fopen(path1, "r");</text:p>
      <text:p text:style-name="P2"><text:s text:c="4"/>fPtr2 = fopen(path2, "r");</text:p>
      <text:p text:style-name="P2"/>
      <text:p text:style-name="P2"><text:s text:c="4"/>/* fopen() return NULL if unable to open file in given mode. */</text:p>
      <text:p text:style-name="P2"><text:s text:c="4"/>if (fPtr1 == NULL || fPtr2 == NULL)</text:p>
      <text:p text:style-name="P2"><text:s text:c="4"/>{</text:p>
      <text:p text:style-name="P2"><text:s text:c="8"/>/* Unable to open file hence exit */</text:p>
      <text:p text:style-name="P2"><text:s text:c="8"/>printf("\nUnable to open file.\n");</text:p>
      <text:p text:style-name="P2"><text:s text:c="8"/>printf("Please check whether file exists and you have read privilege.\n");</text:p>
      <text:p text:style-name="P2"><text:s text:c="8"/>exit(EXIT_FAILURE);</text:p>
      <text:p text:style-name="P2"><text:s text:c="4"/>}</text:p>
      <text:p text:style-name="P2"/>
      <text:p text:style-name="P2"/>
      <text:p text:style-name="P2"><text:s text:c="4"/>/* Call function to compare file */</text:p>
      <text:p text:style-name="P2"><text:s text:c="4"/>diff = compareFile(fPtr1, fPtr2, &amp;line, &amp;col);</text:p>
      <text:p text:style-name="P2"/>
      <text:p text:style-name="P2"><text:s text:c="4"/>if (diff == 0)</text:p>
      <text:p text:style-name="P2"><text:s text:c="4"/>{</text:p>
      <text:p text:style-name="P2"><text:s text:c="8"/>printf("\nBoth files are equal.");</text:p>
      <text:p text:style-name="P2"><text:s text:c="4"/>}</text:p>
      <text:p text:style-name="P2"><text:soft-page-break/><text:s text:c="4"/>else </text:p>
      <text:p text:style-name="P2"><text:s text:c="4"/>{</text:p>
      <text:p text:style-name="P2"><text:s text:c="8"/>printf("\nFiles are not equal.\n");</text:p>
      <text:p text:style-name="P2"><text:s text:c="8"/>printf("Line: %d, col: %d\n", line, col);</text:p>
      <text:p text:style-name="P2"><text:s text:c="4"/>}</text:p>
      <text:p text:style-name="P2"/>
      <text:p text:style-name="P2"/>
      <text:p text:style-name="P2"><text:s text:c="4"/>/* Finally close files to release resources */</text:p>
      <text:p text:style-name="P2"><text:s text:c="4"/>fclose(fPtr1);</text:p>
      <text:p text:style-name="P2"><text:s text:c="4"/>fclose(fPtr2);</text:p>
      <text:p text:style-name="P2"/>
      <text:p text:style-name="P2"><text:s text:c="4"/>return 0;</text:p>
      <text:p text:style-name="P2">}</text:p>
      <text:p text:style-name="P2"/>
      <text:p text:style-name="P2"/>
      <text:p text:style-name="P2">/**</text:p>
      <text:p text:style-name="P2"><text:s/>* Function to compare two files.</text:p>
      <text:p text:style-name="P2"><text:s/>* Returns 0 if both files are equivalent, otherwise returns</text:p>
      <text:p text:style-name="P2"><text:s/>* -1 and sets line and col where both file differ.</text:p>
      <text:p text:style-name="P2"><text:s/>*/</text:p>
      <text:p text:style-name="P2">int compareFile(FILE * fPtr1, FILE * fPtr2, int * line, int * col)</text:p>
      <text:p text:style-name="P2">{</text:p>
      <text:p text:style-name="P2"><text:s text:c="4"/>char ch1, ch2;</text:p>
      <text:p text:style-name="P2"/>
      <text:p text:style-name="P2"><text:s text:c="4"/>*line = 1;</text:p>
      <text:p text:style-name="P2"><text:s text:c="4"/>*col <text:s/>= 0;</text:p>
      <text:p text:style-name="P2"/>
      <text:p text:style-name="P2"><text:s text:c="4"/>do</text:p>
      <text:p text:style-name="P2"><text:s text:c="4"/>{</text:p>
      <text:p text:style-name="P2"><text:s text:c="8"/>// Input character from both files</text:p>
      <text:p text:style-name="P2"><text:s text:c="8"/>ch1 = fgetc(fPtr1);</text:p>
      <text:p text:style-name="P2"><text:s text:c="8"/>ch2 = fgetc(fPtr2);</text:p>
      <text:p text:style-name="P2"><text:s text:c="8"/></text:p>
      <text:p text:style-name="P2"><text:s text:c="8"/>// Increment line </text:p>
      <text:p text:style-name="P2"><text:s text:c="8"/>if (ch1 == '\n')</text:p>
      <text:p text:style-name="P2"><text:s text:c="8"/>{</text:p>
      <text:p text:style-name="P2"><text:s text:c="12"/>*line += 1;</text:p>
      <text:p text:style-name="P2"><text:s text:c="12"/>*col = 0;</text:p>
      <text:p text:style-name="P2"><text:s text:c="8"/>}</text:p>
      <text:p text:style-name="P2"/>
      <text:p text:style-name="P2"><text:s text:c="8"/>// If characters are not same then return -1</text:p>
      <text:p text:style-name="P2"><text:s text:c="8"/>if (ch1 != ch2)</text:p>
      <text:p text:style-name="P2"><text:s text:c="12"/>return -1;</text:p>
      <text:p text:style-name="P2"/>
      <text:p text:style-name="P2"><text:s text:c="8"/>*col <text:s/>+= 1;</text:p>
      <text:p text:style-name="P2"/>
      <text:p text:style-name="P2"><text:s text:c="4"/>} while (ch1 != EOF &amp;&amp; ch2 != EOF);</text:p>
      <text:p text:style-name="P2"/>
      <text:p text:style-name="P2"/>
      <text:p text:style-name="P2"><text:s text:c="4"/>/* If both files have reached end */</text:p>
      <text:p text:style-name="P2"><text:s text:c="4"/>if (ch1 == EOF &amp;&amp; ch2 == EOF)</text:p>
      <text:p text:style-name="P2"><text:s text:c="8"/>return 0;</text:p>
      <text:p text:style-name="P2"><text:soft-page-break/><text:s text:c="4"/>else</text:p>
      <text:p text:style-name="P2"><text:s text:c="8"/>return -1;</text:p>
      <text:p text:style-name="P2">}</text:p>
      <text:p text:style-name="P5"/>
      <text:p text:style-name="P5">Output:</text:p>
      <text:p text:style-name="P2"/>
      <text:p text:style-name="P2">Enter path of first file: /home/user/Desktop/Ugyen_Lhamo/C/lab-11/no.txt</text:p>
      <text:p text:style-name="P2">Enter path of second file: /home/user/Desktop/Ugyen_Lhamo/C/lab-11/empty.txt</text:p>
      <text:p text:style-name="P2"/>
      <text:p text:style-name="P2">Files are not equal.</text:p>
      <text:p text:style-name="P2">Line: 1, col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9:59:52.430536350</meta:creation-date>
    <dc:date>2020-12-16T10:22:55.224440422</dc:date>
    <meta:editing-duration>PT12M4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9" meta:paragraph-count="267" meta:word-count="907" meta:character-count="5772" meta:non-whitespace-character-count="4315"/>
  </office:meta>
</office:document-meta>
</file>